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87cm"/>
    </style:style>
    <style:style style:name="co2" style:family="table-column">
      <style:table-column-properties fo:break-before="auto" style:column-width="20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11.557cm" fo:break-before="auto" style:use-optimal-row-height="true"/>
    </style:style>
    <style:style style:name="ro6" style:family="table-row">
      <style:table-row-properties style:row-height="3.053cm" fo:break-before="auto" style:use-optimal-row-height="true"/>
    </style:style>
    <style:style style:name="ro7" style:family="table-row">
      <style:table-row-properties style:row-height="3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STIONE AIU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</text:p>
          </table:table-cell>
          <table:table-cell office:value-type="string" calcext:value-type="string">
            <text:p>ID: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EVE DESCRIZIONE</text:p>
          </table:table-cell>
          <table:table-cell office:value-type="string" calcext:value-type="string">
            <text:p>Consente ai diversi attori, a seconda del loro ruolo, di visualizzare le domande inserite da altri utenti</text:p>
            <text:p> con relative risposte(1), di inserire nuove domande (2), di rispondervi o eliminarle (3)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TTORI PRIMARI</text:p>
          </table:table-cell>
          <table:table-cell office:value-type="string" calcext:value-type="string">
            <text:p>(1). Utente o Visitatore</text:p>
            <text:p>(2). Utente </text:p>
            <text:p>(3). Amministrat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RECONDIZIONI</text:p>
          </table:table-cell>
          <table:table-cell office:value-type="string" calcext:value-type="string">
            <text:p>(1). Nessuna</text:p>
            <text:p>(2). L'utente è registrato nel sistema; l'utente è loggato nel sistema.</text:p>
            <text:p>(3). Nel sistema sono presenti domande inserite dagli utenti,</text:p>
            <text:p>per le quali non è stata ancora fornita una risposta, l'amministratore è loggato nel sistem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ASSI DEL CASO D'USO</text:p>
          </table:table-cell>
          <table:table-cell office:value-type="string" calcext:value-type="string">
            <text:p>1. L'utente o il visitatore si reca nell'area AIUTO e sceglie la sezione di interesse</text:p>
            <text:p>1.1. Il sistema mostra le domande già presenti nel sistema e</text:p>
            <text:p>per le quali è stata fornita una risposta </text:p>
            <text:p>  </text:p>
            <text:p>2. L'utente si reca nell'area AIUTO e sceglie la sezione di interesse</text:p>
            <text:p>2.1. Il sistema mostra un'opzione per  poter inserire una nuova domanda nel sistema</text:p>
            <text:p>2.2. L'utente inserisce una nuova domanda</text:p>
            <text:p>       2.3. Il sistema comunica l'avvenuto inserimento</text:p>
            <text:p/>
            <text:p>3. L'amministratore si reca nella sezione Gestione Domande Utenti</text:p>
            <text:p> 3.a. L'amministratore sceglie l'opzione “Rispondi” </text:p>
            <text:p>3.a.1. Il sistema mostra le domande degli utenti, per le quali non è stata</text:p>
            <text:p>fornita una risposta.</text:p>
            <text:p>3.a.2. L'amministratore sceglie la domanda per cui fornire una risposta,</text:p>
            <text:p>e inserisce quest'ultima.</text:p>
            <text:p>3.a.3. Il sistema comunica l'avvenuto inserimento</text:p>
            <text:p/>
            <text:p>3.b. L'amministratore scegli l'opzione “Rimuovi” </text:p>
            <text:p>3.b.1. Il sistema mostra le domande degli utenti, per le quali non è stata</text:p>
            <text:p>fornita una risposta.</text:p>
            <text:p>3.b.2. L'amministratore rimuove la domanda che ritiene non idonea </text:p>
            <text:p>3.b.3. Il sistema comunica l'avvenuta cancellazione</text:p>
            <text:p/>
          </table:table-cell>
          <table:table-cell table:number-columns-repeated="1022"/>
        </table:table-row>
        <table:table-row table:style-name="ro6">
          <table:table-cell office:value-type="string" calcext:value-type="string">
            <text:p><text:s/>POSTCONDIZIONI </text:p>
          </table:table-cell>
          <table:table-cell office:value-type="string" calcext:value-type="string">
            <text:p>(1). Nessuna</text:p>
            <text:p>(2). Il sistema ha registrato la nuova domanda dell'utente.</text:p>
            <text:p>(3).  3.a. Il sistema registra la risposta associata alla domanda, il sistema mostra domanda</text:p>
            <text:p>e relativa risposta nell'apposita area.</text:p>
            <text:p>3.b Il sistema ha rimosso la domanda dal sistema</text:p>
            <text:p/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1. Non presenti</text:p>
            <text:p/>
            <text:p>2.3* Il sistema rifiuta l'inserimento della domanda in quanto non nel formato corretto</text:p>
            <text:p>2.3*.1 Il sistema comunica all'utente che la domanda  non è stata inserita e lo reindirizza </text:p>
            <text:p>alla precedente sezione faq.</text:p>
            <text:p/>
            <text:p>3.a.1* ; 3.b.1* Non sono presenti domande senza risposta nel sistem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01:21:30.08650452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8T01:25:06.213970877</dc:date>
    <meta:generator>LibreOffice/4.2.8.2$Linux_X86_64 LibreOffice_project/420m0$Build-2</meta:generator>
    <meta:editing-duration>P0D</meta:editing-duration>
    <meta:editing-cycles>4</meta:editing-cycles>
    <meta:document-statistic meta:table-count="1" meta:cell-count="18" meta:object-count="0"/>
  </office:meta>
</office:document-meta>
</file>